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611in" table:align="left"/>
    </style:style>
    <style:style style:name="Table1.A" style:family="table-column">
      <style:table-column-properties style:column-width="1.4313in"/>
    </style:style>
    <style:style style:name="Table1.B" style:family="table-column">
      <style:table-column-properties style:column-width="1.784in"/>
    </style:style>
    <style:style style:name="Table1.C" style:family="table-column">
      <style:table-column-properties style:column-width="2.2458in"/>
    </style:style>
    <style:style style:name="Table1.A1" style:family="table-cell">
      <style:table-cell-properties style:vertical-align="middle" fo:padding="0.0194in" fo:border="none"/>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4">
      <style:paragraph-properties fo:text-align="start" style:justify-single-word="false"/>
      <style:text-properties fo:color="#3333ff"/>
    </style:style>
    <style:style style:name="P6" style:family="paragraph" style:parent-style-name="Standard" style:list-style-name="L10"/>
    <style:style style:name="P7" style:family="paragraph" style:parent-style-name="Standard" style:list-style-name="L11"/>
    <style:style style:name="T1" style:family="text">
      <style:text-properties style:font-name="Times New Roman1"/>
    </style:style>
    <style:style style:name="T2" style:family="text">
      <style:text-properties style:font-name="Times New Roman"/>
    </style:style>
    <style:style style:name="T3" style:family="text">
      <style:text-properties fo:color="#800000" style:font-name-complex="Times New Roman1"/>
    </style:style>
    <style:style style:name="T4" style:family="text">
      <style:text-properties fo:color="#009933" style:font-name-complex="Times New Roman1"/>
    </style:style>
    <style:style style:name="T5" style:family="text">
      <style:text-properties fo:color="#000000" style:font-name-complex="Times New Roman1"/>
    </style:style>
    <style:style style:name="T6" style:family="text">
      <style:text-properties fo:color="#cc0000"/>
    </style:style>
    <style:style style:name="T7" style:family="text">
      <style:text-properties fo:color="#cc0000" style:font-name-complex="Times New Roman1"/>
    </style:style>
    <style:style style:name="T8" style:family="text">
      <style:text-properties fo:color="#3333ff"/>
    </style:style>
    <style:style style:name="T9" style:family="text">
      <style:text-properties fo:color="#3333ff"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urpose of the project</text:p>
      <text:list xml:id="list8528764298841331471" text:style-name="L2">
        <text:list-item>
          <text:p text:style-name="P2">Create a functional and educational model of a grid system</text:p>
        </text:list-item>
        <text:list-item>
          <text:p text:style-name="P2">Demonstrate critical portions of power delivery networks</text:p>
          <text:list>
            <text:list-item>
              <text:p text:style-name="P2">What different pieces do</text:p>
            </text:list-item>
            <text:list-item>
              <text:p text:style-name="P2">What happens to the system when pieces fail</text:p>
            </text:list-item>
            <text:list-item>
              <text:p text:style-name="P2">Role each piece plays in mitigating damage due to faults or failure of other pieces</text:p>
            </text:list-item>
          </text:list>
        </text:list-item>
      </text:list>
      <text:p text:style-name="Standard"/>
      <text:p text:style-name="Standard">Technical scope</text:p>
      <text:list xml:id="list2416533365033546116" text:style-name="L3">
        <text:list-item>
          <text:p text:style-name="P3">Power quality calculations and corrections</text:p>
        </text:list-item>
        <text:list-item>
          <text:p text:style-name="P3">Load flow analysis</text:p>
        </text:list-item>
        <text:list-item>
          <text:p text:style-name="P3">M<text:span text:style-name="T2">aintenance of deflection angles in 3</text:span><text:span text:style-name="T1">Φ</text:span><text:span text:style-name="T2"> power </text:span></text:p>
        </text:list-item>
        <text:list-item>
          <text:p text:style-name="P3"><text:span text:style-name="T2">Transmission/Distribution protection schemes and topologies</text:span></text:p>
        </text:list-item>
        <text:list-item>
          <text:p text:style-name="P3"><text:span text:style-name="T2">Harmonic disruption mitigation</text:span></text:p>
        </text:list-item>
        <text:list-item>
          <text:p text:style-name="P3"><text:span text:style-name="T2">Proper protection response to transients</text:span></text:p>
        </text:list-item>
        <text:list-item>
          <text:p text:style-name="P3"><text:span text:style-name="T2">Dynamic response to changing load conditions</text:span></text:p>
        </text:list-item>
        <text:list-item>
          <text:p text:style-name="P3"><text:span text:style-name="T2">Inertia maintenance of the grid</text:span></text:p>
        </text:list-item>
        <text:list-item>
          <text:p text:style-name="P3"><text:span text:style-name="T2">SCADA display</text:span></text:p>
        </text:list-item>
      </text:list>
      <text:p text:style-name="Standard"/>
      <text:p text:style-name="Standard">Assumptions made and how they were validated (formatted as <text:span text:style-name="T6">Assumption </text:span><text:span text:style-name="T5">→</text:span><text:span text:style-name="T3"> </text:span><text:span text:style-name="T4">Validation</text:span><text:span text:style-name="T5">)</text:span></text:p>
      <text:list xml:id="list5709232417832604775" text:style-name="L4">
        <text:list-item>
          <text:p text:style-name="P4"><text:span text:style-name="T6">LTSpice as modeling platform</text:span> <text:span text:style-name="T5">→ </text:span><text:span text:style-name="T4">Too difficult and intensive to analyze phase rotation and power factor calculations as events such as faults or transformer tap changes occurred. Swapped to Simscape, which has optimizations for power flow analysis.</text:span></text:p>
        </text:list-item>
        <text:list-item>
          <text:p text:style-name="P4"><text:span text:style-name="T7">Using a signal generator as “generation”</text:span><text:span text:style-name="T4"> </text:span><text:span text:style-name="T5">→ </text:span><text:span text:style-name="T4">A physical mass would be more realistic, but we couldn't maintain frequency at 60 Hz without some sort of input energy. A signal generator is controllable enough that we could change inputs at one end and witness how the system responds with some idea of what to expect before hand.</text:span></text:p>
        </text:list-item>
        <text:list-item>
          <text:p text:style-name="P4"><text:span text:style-name="T7">AC vs DC analysis</text:span><text:span text:style-name="T4"> </text:span><text:span text:style-name="T5">→ </text:span><text:span text:style-name="T9">Idk on this one. I think AC is potentially simpler, especially at the transformation phase since we just slap down a bank and let it do it's thing. If we did DC, I feel like the overall analysis might be simpler. Real grid analysis uses both because they give you different pieces information that are all important. Here's what chatgpt had to say:</text:span></text:p>
          <text:p text:style-name="P4"><text:span text:style-name="T9"/></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AC Power Flow</text:p>
            </table:table-cell>
            <table:table-cell table:style-name="Table1.A1" office:value-type="string">
              <text:p text:style-name="Table_20_Heading">DC Power Flow</text:p>
            </table:table-cell>
          </table:table-row>
        </table:table-header-rows>
        <table:table-row>
          <table:table-cell table:style-name="Table1.A1" office:value-type="string">
            <text:p text:style-name="Table_20_Contents">Driving variable</text:p>
          </table:table-cell>
          <table:table-cell table:style-name="Table1.A1" office:value-type="string">
            <text:p text:style-name="Table_20_Contents">Angle difference ( \delta )</text:p>
          </table:table-cell>
          <table:table-cell table:style-name="Table1.A1" office:value-type="string">
            <text:p text:style-name="Table_20_Contents">Voltage difference ( V_1 - V_2 )</text:p>
          </table:table-cell>
        </table:table-row>
        <table:table-row>
          <table:table-cell table:style-name="Table1.A1" office:value-type="string">
            <text:p text:style-name="Table_20_Contents">Impedance type</text:p>
          </table:table-cell>
          <table:table-cell table:style-name="Table1.A1" office:value-type="string">
            <text:p text:style-name="Table_20_Contents">Mainly reactance ( X )</text:p>
          </table:table-cell>
          <table:table-cell table:style-name="Table1.A1" office:value-type="string">
            <text:p text:style-name="Table_20_Contents">Pure resistance ( R )</text:p>
          </table:table-cell>
        </table:table-row>
        <table:table-row>
          <table:table-cell table:style-name="Table1.A1" office:value-type="string">
            <text:p text:style-name="Table_20_Contents">Power–flow relation</text:p>
          </table:table-cell>
          <table:table-cell table:style-name="Table1.A1" office:value-type="string">
            <text:p text:style-name="Table_20_Contents">( P \propto \sin(\delta) )</text:p>
          </table:table-cell>
          <table:table-cell table:style-name="Table1.A1" office:value-type="string">
            <text:p text:style-name="Table_20_Contents">( P \propto (V_1 - V_2) )</text:p>
          </table:table-cell>
        </table:table-row>
        <table:table-row>
          <table:table-cell table:style-name="Table1.A1" office:value-type="string">
            <text:p text:style-name="Table_20_Contents">Reactive power</text:p>
          </table:table-cell>
          <table:table-cell table:style-name="Table1.A1" office:value-type="string">
            <text:p text:style-name="Table_20_Contents">Yes (( Q ))</text:p>
          </table:table-cell>
          <table:table-cell table:style-name="Table1.A1" office:value-type="string">
            <text:p text:style-name="Table_20_Contents">None</text:p>
          </table:table-cell>
        </table:table-row>
        <table:table-row>
          <table:table-cell table:style-name="Table1.A1" office:value-type="string">
            <text:p text:style-name="Table_20_Contents">Angle analysis</text:p>
          </table:table-cell>
          <table:table-cell table:style-name="Table1.A1" office:value-type="string">
            <text:p text:style-name="Table_20_Contents">Yes (phase stability)</text:p>
          </table:table-cell>
          <table:table-cell table:style-name="Table1.A1" office:value-type="string">
            <text:p text:style-name="Table_20_Contents">Not applicable</text:p>
          </table:table-cell>
        </table:table-row>
        <table:table-row>
          <table:table-cell table:style-name="Table1.A1" office:value-type="string">
            <text:p text:style-name="Table_20_Contents">Losses</text:p>
          </table:table-cell>
          <table:table-cell table:style-name="Table1.A1" office:value-type="string">
            <text:p text:style-name="Table_20_Contents">I²R + reactive effects</text:p>
          </table:table-cell>
          <table:table-cell table:style-name="Table1.A1" office:value-type="string">
            <text:p text:style-name="Table_20_Contents">I²R only</text:p>
          </table:table-cell>
        </table:table-row>
        <table:table-row>
          <table:table-cell table:style-name="Table1.A1" office:value-type="string">
            <text:p text:style-name="Table_20_Contents">Power quality</text:p>
          </table:table-cell>
          <table:table-cell table:style-name="Table1.A1" office:value-type="string">
            <text:p text:style-name="Table_20_Contents">Harmonics, PF, flicker</text:p>
          </table:table-cell>
          <table:table-cell table:style-name="Table1.A1" office:value-type="string">
            <text:p text:style-name="Table_20_Contents">Ripple (from converters)</text:p>
          </table:table-cell>
        </table:table-row>
      </table:table>
      <text:list xml:id="list34763436" text:continue-numbering="true" text:style-name="L4">
        <text:list-item>
          <text:p text:style-name="P5">Add considerations if there are any</text:p>
        </text:list-item>
      </text:list>
      <text:p text:style-name="Standard"/>
      <text:p text:style-name="Standard"/>
      <text:p text:style-name="Standard">key design choices made</text:p>
      <text:list xml:id="list7697271839653787831" text:style-name="L10">
        <text:list-item>
          <text:p text:style-name="P6">Simscape for modeling</text:p>
        </text:list-item>
        <text:list-item>
          <text:p text:style-name="P6">Two substation system serving two loads</text:p>
        </text:list-item>
        <text:list-item>
          <text:p text:style-name="P6"><text:soft-page-break/>Eating turkey on Thursdays</text:p>
        </text:list-item>
        <text:list-item>
          <text:p text:style-name="P6">Operating on the range of 2-10V (Subject to change, I based it on the relays)</text:p>
        </text:list-item>
        <text:list-item>
          <text:p text:style-name="P6">P34-125 transformers used as step banks</text:p>
        </text:list-item>
      </text:list>
      <text:p text:style-name="Standard"/>
      <text:p text:style-name="Standard">time-based development plan</text:p>
      <text:list xml:id="list6018215749196917519" text:style-name="L1">
        <text:list-item>
          <text:p text:style-name="P1">Basic model on a breadboard before Thanksgiving</text:p>
        </text:list-item>
        <text:list-item>
          <text:p text:style-name="P1">Specific and detailed list of components we need/don't need to include before Thanksgiving</text:p>
        </text:list-item>
        <text:list-item>
          <text:p text:style-name="P1">Everyone up to speed on Simscape and improving the model by <text:span text:style-name="T8">TBD</text:span></text:p>
        </text:list-item>
        <text:list-item>
          <text:p text:style-name="P1">Substation module TBD</text:p>
        </text:list-item>
        <text:list-item>
          <text:p text:style-name="P1">Protection and contingency topology &amp; methodology TBD</text:p>
        </text:list-item>
        <text:list-item>
          <text:p text:style-name="P1">Physical components used for loads TBD</text:p>
        </text:list-item>
        <text:list-item>
          <text:p text:style-name="P1">Other shit TBD per meeting on Friday 11/7</text:p>
        </text:list-item>
      </text:list>
      <text:p text:style-name="Standard"/>
      <text:p text:style-name="Standard">Showcase expected outcome</text:p>
      <text:list xml:id="list2425452651834300389" text:style-name="L11">
        <text:list-item>
          <text:p text:style-name="P7">Upgrade the initial schematic Travis made with more depth</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ee Sori</meta:initial-creator>
    <meta:creation-date>2025-11-06T13:54:41.11</meta:creation-date>
    <meta:document-statistic meta:table-count="1" meta:image-count="0" meta:object-count="0" meta:page-count="2" meta:paragraph-count="61" meta:word-count="491" meta:character-count="2806"/>
    <dc:date>2025-11-06T14:51:14.69</dc:date>
    <dc:creator>Cee Sori</dc:creator>
    <meta:editing-duration>PT4M48S</meta:editing-duration>
    <meta:editing-cycles>1</meta:editing-cycles>
    <meta:generator>OpenOffice/4.1.15$Win32 OpenOffice.org_project/4115m2$Build-9813</meta:generator>
  </office:meta>
</office:document-meta>
</file>